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 Datorkommunikation<text:line-break/>Routing</text:h>
      <text:p text:style-name="Text_20_body">Av: Marcus Rejås &lt;<text:a xlink:type="simple" xlink:href="mailto:marcus@rejas.se">marcus@rejas.se</text:a>&gt;</text:p>
      <text:p text:style-name="Quotations">I denna laboration skall vi titta lite närmare på routing och hur det fungerar.</text:p>
      <text:h text:style-name="Heading_20_2" text:outline-level="2">Formalia</text:h>
      <text:p text:style-name="Text_20_body">Ni gör denna labb en och en.</text:p>
      <text:p text:style-name="Text_20_body">Efter laborationen skall en liten rapport lämnas in där ni beskriver vad ni gjort och vilka resultat ni kommit fram till.</text:p>
      <text:h text:style-name="Heading_20_2" text:outline-level="2">Routing i korthet</text:h>
      <text:p text:style-name="Text_20_body">Routing är namnet på det som sker när ett paket tar sig från sin avsändare via ett antal routrar till den mottagande datorn någon annanstans på nätverket. Två viktiga begrepp i routing är ip-adress och nätmask. Med hjälp av dessa två kan man nämligen avgöra om en dator finns på samma nätverk som den aktuella datorn eller på ett annat. Läs mer om routing i boken i kapitel 11, mer om Internets teknik.</text:p>
      <text:h text:style-name="Heading_20_2" text:outline-level="2">Kolla din egen routing-tabell</text:h>
      <text:p text:style-name="Text_20_body">Du kan kolla din egen routingtabell med kommandot ”route”. Be din handledare om hjälp om du inte kommer på hur det fungerar i ditt operativsystem. Du bör kunna hitta en rutt till ditt lokala nätverk och en default för paket som inte skall till ditt nätverk eller andra kända nätverk.</text:p>
      <text:h text:style-name="Heading_20_2" text:outline-level="2">Kolla rutter till andra datorer</text:h>
      <text:p text:style-name="Text_20_body">Med hjälp av programmet traceroute (tracert i Windows/DOS) kan man se vilken väg ett paket tar sig från en dator till en annan. Kolla några olika datorer på Internet, till exempel <text:a xlink:type="simple" xlink:href="http://www.google.se/">www.google.se</text:a> och andra. Studera vilken väg paketen tar, kan man säga något om paketens väg? Till exempel om de går samma väg en bit oavsett var de ska?</text:p>
      <text:h text:style-name="Heading_20_2" text:outline-level="2">Lägga till en egen rutt</text:h>
      <text:p text:style-name="Text_20_body">Din handledare har ritat upp ett nätverk på tavlan. Du skall med hjälp av route i ditt operativsystem uppdatera din routningtabell så att du kan nå (pinga) alla datorer som ritats ut.</text:p>
      <text:p text:style-name="Text_20_body"/>
      <text:p text:style-name="Text_20_body">Lycka t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sv" fo:country="SE"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Laboation 4 - Datorkommunikation</dc:title>
    <dc:subject>DNS - Domain Name System</dc:subject>
    <meta:initial-creator>Marcus Rejås</meta:initial-creator>
    <meta:creation-date>2003-11-22T09:57:36</meta:creation-date>
    <dc:creator>Marcus Rejås</dc:creator>
    <dc:date>2006-02-20T11:21:12</dc:date>
    <dc:language>sv-SE</dc:language>
    <meta:editing-cycles>20</meta:editing-cycles>
    <meta:editing-duration>PT8H21M45S</meta:editing-duration>
    <meta:user-defined meta:name="Info 1"/>
    <meta:user-defined meta:name="Info 2"/>
    <meta:user-defined meta:name="Info 3"/>
    <meta:user-defined meta:name="Info 4"/>
    <meta:document-statistic meta:table-count="0" meta:image-count="0" meta:object-count="0" meta:page-count="1" meta:paragraph-count="15" meta:word-count="287" meta:character-count="1618"/>
  </office:meta>
</office:document-meta>
</file>